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10f" officeooo:paragraph-rsid="000dc10f"/>
    </style:style>
    <style:style style:name="P2" style:family="paragraph" style:parent-style-name="Standard">
      <style:text-properties officeooo:rsid="00104787" officeooo:paragraph-rsid="00104787"/>
    </style:style>
    <style:style style:name="P3" style:family="paragraph" style:parent-style-name="Standard">
      <style:text-properties officeooo:rsid="0013a0bb" officeooo:paragraph-rsid="0013a0bb"/>
    </style:style>
    <style:style style:name="P4" style:family="paragraph" style:parent-style-name="Standard">
      <style:text-properties officeooo:rsid="001549cf" officeooo:paragraph-rsid="001549cf"/>
    </style:style>
    <style:style style:name="P5" style:family="paragraph" style:parent-style-name="Standard">
      <style:text-properties officeooo:rsid="0016b30a" officeooo:paragraph-rsid="0016b30a"/>
    </style:style>
    <style:style style:name="P6" style:family="paragraph" style:parent-style-name="Standard">
      <style:text-properties officeooo:rsid="00182645" officeooo:paragraph-rsid="00182645"/>
    </style:style>
    <style:style style:name="P7" style:family="paragraph" style:parent-style-name="Standard">
      <style:text-properties officeooo:rsid="001a09f7" officeooo:paragraph-rsid="001a09f7"/>
    </style:style>
    <style:style style:name="P8" style:family="paragraph" style:parent-style-name="Standard">
      <style:text-properties officeooo:rsid="001c350b" officeooo:paragraph-rsid="001c350b"/>
    </style:style>
    <style:style style:name="P9" style:family="paragraph" style:parent-style-name="Standard">
      <style:text-properties officeooo:rsid="001dc8ce" officeooo:paragraph-rsid="001dc8ce"/>
    </style:style>
    <style:style style:name="P10" style:family="paragraph" style:parent-style-name="Standard">
      <style:text-properties officeooo:rsid="001e6961" officeooo:paragraph-rsid="001e6961"/>
    </style:style>
    <style:style style:name="P11" style:family="paragraph" style:parent-style-name="Standard">
      <style:text-properties fo:font-weight="bold" officeooo:rsid="001e9ba8" officeooo:paragraph-rsid="001e9ba8" style:font-weight-asian="bold" style:font-weight-complex="bold"/>
    </style:style>
    <style:style style:name="T1" style:family="text">
      <style:text-properties officeooo:rsid="000f147f"/>
    </style:style>
    <style:style style:name="T2" style:family="text">
      <style:text-properties officeooo:rsid="0012b199"/>
    </style:style>
    <style:style style:name="T3" style:family="text">
      <style:text-properties officeooo:rsid="0016b30a"/>
    </style:style>
    <style:style style:name="T4" style:family="text">
      <style:text-properties officeooo:rsid="001a3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гнал – изменение некоторой физической величины <text:span text:style-name="T1">в зависимости от определённого параметра, область определения в ЦОСе может представлена либо в качестве времени, либо в качестве частоты.</text:span></text:p>
      <text:p text:style-name="P2">Аналоговый сигнал – <text:span text:style-name="T2">описывается непрерывной функцией.</text:span></text:p>
      <text:p text:style-name="P3">Дискретные по времени сигналы <text:line-break/>x(nT)</text:p>
      <text:p text:style-name="P4">Сигналы бывают дискретными по уровню <text:span text:style-name="T3">(сама функция x меняется дискретно)</text:span> и по <text:span text:style-name="T3">времени</text:span>.</text:p>
      <text:p text:style-name="P5">Цифровой сигнал – и область значений, и область определений меняется дискретно.</text:p>
      <text:p text:style-name="P6">При обработке сигналов выделяют две группы задач: анализ и синтез. Задачей анализа является выделение небольшой группы значимых параметров, который достаточно полно описывают сигнал.</text:p>
      <text:p text:style-name="P6">Синтез – восстановление сигнала по совокупности, описывающей его параметры.</text:p>
      <text:p text:style-name="P7">В ЦОС выделяют набор аналоговых и цифровых сигналов, <text:span text:style-name="T4">которые и используются в задачах синтеза. </text:span></text:p>
      <text:p text:style-name="P8">Единичный импульс (Дельта функция – функция Дирака)</text:p>
      <text:p text:style-name="P8">Единичный скачок (Ступенчатый сигнал)</text:p>
      <text:p text:style-name="P9">x[n]={1, n&gt;=0; 0, n&lt;0}</text:p>
      <text:p text:style-name="P10">Выделяют операции, которые выполняется над сигналами.</text:p>
      <text:p text:style-name="P10"/>
      <text:p text:style-name="P11">Свёртк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2:11:30.388155426</meta:creation-date>
    <meta:generator>LibreOffice/7.3.7.2$Linux_X86_64 LibreOffice_project/30$Build-2</meta:generator>
    <dc:date>2023-10-02T12:18:12.402796231</dc:date>
    <meta:editing-duration>PT44M11S</meta:editing-duration>
    <meta:editing-cycles>15</meta:editing-cycles>
    <meta:document-statistic meta:table-count="0" meta:image-count="0" meta:object-count="0" meta:page-count="1" meta:paragraph-count="13" meta:word-count="123" meta:character-count="962" meta:non-whitespace-character-count="845"/>
  </office:meta>
</office:document-meta>
</file>